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39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6.726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style-name="ro1">
          <table:table-cell office:value-type="string" calcext:value-type="string">
            <text:p><text:a xlink:href="https://ds.1-s.es/" xlink:type="simple">https://ds.1-s.es/</text:a>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URLDIRIMAGENE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html</text:p>
          </table:table-cell>
          <table:table-cell office:value-type="string" calcext:value-type="string">
            <text:p>sisvars.ph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tability.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STABILITYLO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index.html</text:p>
          </table:table-cell>
          <table:table-cell office:value-type="string" calcext:value-type="string">
            <text:p>stability.php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./sense_mail.ph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YNOMSENSEMAIL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tability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sense_sms.ph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YNOMSENSESM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tability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sisvars.php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YNOMSISVAR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tability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/var/www/scribe/add_caption.py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YNOMADDCAPTION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tability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NOMSTABILITYSMS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STABILITYSMSLO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sm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/var/www/PHPMailer/src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PHPMAILERSRC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NOMSTABILITYMAILLOG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NOMSTABILITYMAILLO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mail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ttps://iabots.1-s.es/dreamstudio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URLAPP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ttps://ia.1-s.es/dreamstudio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URLSITAPP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ttps://ia.1-s.es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SITURL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ttps://ds.1-s.es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URLIM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./imagenes/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DIRIMG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ttps://1wise.e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EMPRESA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PMSERVERDOMAIN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SERVERDOMAIN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PMUSERDOMAIN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USERDOMAIN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PMPASSOWRD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PASSOWRD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PMFROM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FROM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PMBCC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PMBCC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SMSUSER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SMSUSER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SMSPASSWORD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SMSPASSWORD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isvar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GREPINSM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GREPINSM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sms.ph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@GREPOUTSMS</text:p>
          </table:table-cell>
          <table:table-cell office:value-type="string" calcext:value-type="string">
            <text:p>--&gt;&gt;</text:p>
          </table:table-cell>
          <table:table-cell office:value-type="string" calcext:value-type="string">
            <text:p>@GREPOUTSMS</text:p>
          </table:table-cell>
          <table:table-cell office:value-type="string" calcext:value-type="string">
            <text:p>--&gt;&gt;</text:p>
          </table:table-cell>
          <table:table-cell/>
          <table:table-cell office:value-type="string" calcext:value-type="string">
            <text:p>sense_sms.php</text:p>
          </table:table-cell>
          <table:table-cell table:number-columns-repeated="16377"/>
        </table:table-row>
        <table:table-row table:style-name="ro1" table:number-rows-repeated="1048551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09:29:50.732171696</meta:creation-date>
    <dc:date>2023-05-05T00:17:21.716381305</dc:date>
    <meta:editing-duration>PT1H32M13S</meta:editing-duration>
    <meta:editing-cycles>7</meta:editing-cycles>
    <meta:generator>LibreOffice/7.4.5.1$Linux_X86_64 LibreOffice_project/40$Build-1</meta:generator>
    <meta:document-statistic meta:table-count="1" meta:cell-count="122" meta:object-count="0"/>
  </office:meta>
</office:document-meta>
</file>